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2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4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3cm" svg:x="2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cm" svg:x="2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8cm" svg:x="6.1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cm" svg:height="0.8cm" svg:x="4.1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cm" svg:height="0.8cm" svg:x="8.1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a </meta:initial-creator>
    <meta:creation-date>2013-11-06T21:48:31</meta:creation-date>
    <dc:date>2013-11-07T00:19:24</dc:date>
    <dc:creator>asha </dc:creator>
    <meta:editing-duration>PT5M7S</meta:editing-duration>
    <meta:editing-cycles>2</meta:editing-cycles>
    <meta:generator>LibreOffice/3.5$Linux_X86_64 LibreOffice_project/350m1$Build-2</meta:generator>
    <meta:document-statistic meta:object-count="7"/>
  </office:meta>
</office:document-meta>
</file>